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b201b" officeooo:paragraph-rsid="000b201b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ực hiện chức năng thêm data vào cơ sở dữ liệu trên Eclipse (C/C++)</text:p>
      <text:p text:style-name="P1">Cơ sở dữ liệu là những folder với tên là data.</text:p>
      <text:p text:style-name="P1">Trong folder sẽ chứa khoảng 20 hình chụp từ camera màn hình máy tính sử dụng lệnh chụp hình từ camera trong thư viện OpenCV.</text:p>
      <text:p text:style-name="P1">Ví dụ: Từ A. Đầu tiên tạo folder tên A rồi bắt đầu chụp hình lấy mẫu 20 cái bỏ vào thư mục đó. </text:p>
      <text:p text:style-name="P1">Nhớ có kiểm tra data đã có hay không.</text:p>
      <text:p text:style-name="P1"><text:span text:style-name="T1">Deadline:</text:span> 12h 15/05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3T23:52:56.829503098</dc:date>
    <meta:document-statistic meta:table-count="0" meta:image-count="0" meta:object-count="0" meta:page-count="1" meta:paragraph-count="6" meta:word-count="86" meta:character-count="390" meta:non-whitespace-character-count="308"/>
    <meta:generator>LibreOffice/4.2.8.2$Linux_X86_64 LibreOffice_project/420m0$Build-2</meta:generator>
  </office:meta>
</office:document-meta>
</file>